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f2c14"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44e64"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2c14" officeooo:paragraph-rsid="000f2c14"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e64" officeooo:paragraph-rsid="00144e64"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e64" officeooo:paragraph-rsid="0015fbbf"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8d75" officeooo:paragraph-rsid="00188d75"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Standard">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text-properties fo:language="ru" fo:country="RU"/>
    </style:style>
    <style:style style:name="P105" style:family="paragraph" style:parent-style-name="Text_20_body">
      <loext:graphic-properties draw:fill="solid" draw:fill-color="#eeeeee" draw:opacity="100%"/>
      <style:paragraph-properties fo:background-color="#eeeeee"/>
      <style:text-properties fo:language="ru" fo:country="RU"/>
    </style:style>
    <style:style style:name="P10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7" style:family="paragraph" style:parent-style-name="Text_20_body">
      <style:text-properties fo:language="en" fo:country="US"/>
    </style:style>
    <style:style style:name="P108" style:family="paragraph" style:parent-style-name="Text_20_body">
      <loext:graphic-properties draw:fill="solid" draw:fill-color="#eeeeee" draw:opacity="100%"/>
      <style:paragraph-properties fo:background-color="#eeeeee"/>
    </style:style>
    <style:style style:name="P109" style:family="paragraph" style:parent-style-name="First_20_line_20_indent">
      <loext:graphic-properties draw:fill="solid" draw:fill-color="#eeeeee" draw:opacity="100%"/>
      <style:paragraph-properties fo:background-color="#eeeeee"/>
      <style:text-properties fo:language="ru" fo:country="RU"/>
    </style:style>
    <style:style style:name="P11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1" style:family="paragraph" style:parent-style-name="Text_20_body">
      <style:paragraph-properties fo:margin-left="0in" fo:margin-right="0in" fo:text-align="justify" style:justify-single-word="false" fo:text-indent="0in" style:auto-text-indent="false"/>
    </style:style>
    <style:style style:name="P112" style:family="paragraph" style:parent-style-name="Text_20_body">
      <style:paragraph-properties fo:margin-left="0in" fo:margin-right="0in" fo:text-align="justify" style:justify-single-word="false" fo:text-indent="0in" style:auto-text-indent="false"/>
      <style:text-properties fo:color="#800000"/>
    </style:style>
    <style:style style:name="P11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4" style:family="paragraph" style:parent-style-name="Text_20_body">
      <style:paragraph-properties fo:margin-left="0in" fo:margin-right="0in" fo:text-align="center" style:justify-single-word="false" fo:text-indent="0in" style:auto-text-indent="false"/>
    </style:style>
    <style:style style:name="P11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5" style:family="paragraph" style:parent-style-name="Footnote">
      <style:paragraph-properties fo:margin-left="0in" fo:margin-right="0in" fo:text-indent="0in" style:auto-text-indent="false"/>
      <style:text-properties fo:language="en" fo:country="US"/>
    </style:style>
    <style:style style:name="P126" style:family="paragraph" style:parent-style-name="Footnote">
      <style:text-properties fo:language="en" fo:country="US"/>
    </style:style>
    <style:style style:name="P127" style:family="paragraph" style:parent-style-name="Footnote">
      <style:text-properties fo:language="ru" fo:country="RU"/>
    </style:style>
    <style:style style:name="P128" style:family="paragraph" style:parent-style-name="Footnote">
      <style:text-properties style:use-window-font-color="true"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7" style:family="paragraph" style:parent-style-name="Standard">
      <style:text-properties fo:font-style="italic" style:font-style-asian="italic" style:font-style-complex="italic"/>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1">
      <style:paragraph-properties fo:text-align="justify" style:justify-single-word="false"/>
      <style:text-properties fo:language="ru" fo:country="RU"/>
    </style:style>
    <style:style style:name="P140" style:family="paragraph" style:parent-style-name="Text_20_body" style:list-style-name="L2">
      <style:paragraph-properties fo:text-align="justify" style:justify-single-word="false"/>
      <style:text-properties fo:language="ru" fo:country="RU"/>
    </style:style>
    <style:style style:name="P14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fo:language="ru" fo:country="RU" officeooo:paragraph-rsid="001bfe18"/>
    </style:style>
    <style:style style:name="P147" style:family="paragraph" style:parent-style-name="Text_20_body">
      <style:paragraph-properties fo:margin-left="0in" fo:margin-right="0in" fo:text-align="justify" style:justify-single-word="false" fo:text-indent="0.1965in" style:auto-text-indent="false"/>
      <style:text-properties fo:language="ru" fo:country="RU" fo:font-style="italic" officeooo:paragraph-rsid="0021284e" style:font-style-asian="italic" style:font-style-complex="italic"/>
    </style:style>
    <style:style style:name="P148" style:family="paragraph" style:parent-style-name="Text_20_body">
      <style:paragraph-properties fo:margin-left="0in" fo:margin-right="0in" fo:text-align="end" style:justify-single-word="false" fo:text-indent="0.1965in" style:auto-text-indent="false"/>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e1130"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8d75" officeooo:paragraph-rsid="003a062f"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8d75" officeooo:paragraph-rsid="003ad431"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89e38" officeooo:paragraph-rsid="00389e38" style:font-style-asian="normal" style:font-weight-asian="normal" style:font-style-complex="normal" style:font-weight-complex="normal"/>
    </style:style>
    <style:style style:name="P15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60" style:family="paragraph" style:parent-style-name="Heading_20_1">
      <loext:graphic-properties draw:fill="solid" draw:fill-color="#eeeeee" draw:opacity="100%"/>
      <style:paragraph-properties fo:background-color="#eeeeee"/>
    </style:style>
    <style:style style:name="P161" style:family="paragraph" style:parent-style-name="Heading_20_1">
      <style:paragraph-properties fo:margin-left="0in" fo:margin-right="0in" fo:text-align="center" style:justify-single-word="false" fo:text-indent="0.1965in" style:auto-text-indent="false"/>
    </style:style>
    <style:style style:name="P162" style:family="paragraph" style:parent-style-name="Heading_20_2">
      <style:text-properties fo:language="en" fo:country="US"/>
    </style:style>
    <style:style style:name="P163" style:family="paragraph" style:parent-style-name="Heading_20_2">
      <style:text-properties fo:language="ru" fo:country="RU"/>
    </style:style>
    <style:style style:name="P164" style:family="paragraph" style:parent-style-name="Heading_20_2">
      <loext:graphic-properties draw:fill="solid" draw:fill-color="#eeeeee" draw:opacity="100%"/>
      <style:paragraph-properties fo:background-color="#eeeeee"/>
      <style:text-properties fo:language="ru" fo:country="RU"/>
    </style:style>
    <style:style style:name="P165" style:family="paragraph" style:parent-style-name="Heading_20_2">
      <loext:graphic-properties draw:fill="solid" draw:fill-color="#eeeeee" draw:opacity="100%"/>
      <style:paragraph-properties fo:background-color="#eeeeee"/>
    </style:style>
    <style:style style:name="P16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1bfe18"/>
    </style:style>
    <style:style style:name="T10" style:family="text">
      <style:text-properties fo:language="ru" fo:country="RU" officeooo:rsid="001d8a13"/>
    </style:style>
    <style:style style:name="T11" style:family="text">
      <style:text-properties fo:language="ru" fo:country="RU" officeooo:rsid="001f80c1"/>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officeooo:rsid="001366e5"/>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color="#6666ff" fo:language="ru" fo:country="RU"/>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background-color="transparent" loext:char-shading-value="0" style:font-style-asian="normal" style:font-style-complex="normal"/>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background-color="transparent" loext:char-shading-value="0"/>
    </style:style>
    <style:style style:name="T29" style:family="text">
      <style:text-properties fo:color="#800000" fo:language="en" fo:country="US"/>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officeooo:rsid="001bfe18"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loext:char-shading-value="0"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style:text-line-through-type="single"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officeooo:rsid="00389e38"/>
    </style:style>
    <style:style style:name="T71" style:family="text">
      <style:text-properties fo:language="uk" fo:country="UA" officeooo:rsid="0038f307"/>
    </style:style>
    <style:style style:name="T72" style:family="text">
      <style:text-properties fo:color="#ff0000"/>
    </style:style>
    <style:style style:name="T73" style:family="text">
      <style:text-properties officeooo:rsid="000f2c14"/>
    </style:style>
    <style:style style:name="T74" style:family="text">
      <style:text-properties officeooo:rsid="00144e64"/>
    </style:style>
    <style:style style:name="T75" style:family="text">
      <style:text-properties officeooo:rsid="0015fbbf"/>
    </style:style>
    <style:style style:name="T76" style:family="text">
      <style:text-properties officeooo:rsid="0017a997"/>
    </style:style>
    <style:style style:name="T77" style:family="text">
      <style:text-properties officeooo:rsid="001a3730"/>
    </style:style>
    <style:style style:name="T78" style:family="text">
      <style:text-properties officeooo:rsid="0021284e"/>
    </style:style>
    <style:style style:name="T79" style:family="text">
      <style:text-properties officeooo:rsid="0022c287"/>
    </style:style>
    <style:style style:name="T80" style:family="text">
      <style:text-properties officeooo:rsid="00266dab"/>
    </style:style>
    <style:style style:name="T81" style:family="text">
      <style:text-properties officeooo:rsid="00281cc4"/>
    </style:style>
    <style:style style:name="T82" style:family="text">
      <style:text-properties officeooo:rsid="002a96f5"/>
    </style:style>
    <style:style style:name="T83" style:family="text">
      <style:text-properties style:text-underline-style="none"/>
    </style:style>
    <style:style style:name="T84" style:family="text">
      <style:text-properties style:text-underline-style="none" officeooo:rsid="002a96f5"/>
    </style:style>
    <style:style style:name="T85" style:family="text">
      <style:text-properties officeooo:rsid="002c6136"/>
    </style:style>
    <style:style style:name="T86" style:family="text">
      <style:text-properties officeooo:rsid="002debe8"/>
    </style:style>
    <style:style style:name="T87" style:family="text">
      <style:text-properties officeooo:rsid="002e1130"/>
    </style:style>
    <style:style style:name="T88" style:family="text">
      <style:text-properties officeooo:rsid="002fcca8"/>
    </style:style>
    <style:style style:name="T89" style:family="text">
      <style:text-properties officeooo:rsid="0038f307"/>
    </style:style>
    <style:style style:name="T90" style:family="text">
      <style:text-properties officeooo:rsid="003a062f"/>
    </style:style>
    <style:style style:name="T91" style:family="text">
      <style:text-properties officeooo:rsid="003ad4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4">Обмен ( <text:a xlink:type="simple" xlink:href="https://darkpony.ru/obmen/" text:style-name="Internet_20_link" text:visited-style-name="Visited_20_Internet_20_Link">https://darkpony.ru/obmen/</text:a> )</text:p>
      <text:p text:style-name="P107">Fallout Equestria</text:p>
      <text:p text:style-name="P104">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772718131916405410" text:style-name="L1">
        <text:list-item>
          <text:p text:style-name="P138">добавить детектив <text:span text:style-name="T1">(реализовано)</text:span>+ магические уроки/трактаты Старсвирла (реализовано)</text:p>
        </text:list-item>
        <text:list-item>
          <text:p text:style-name="P139">Терра несколько раз пытается убить Макса (один раз — в аквапарке). Несколько раз Макса спасает Селестия (даёт приказы Нексусу)</text:p>
        </text:list-item>
        <text:list-item>
          <text:p text:style-name="P139">Книги:</text:p>
        </text:list-item>
      </text:list>
      <text:list xml:id="list5517612828079969466" text:style-name="L2">
        <text:list-item>
          <text:p text:style-name="P140">«Великие грифоны прошлого» - из канона (5<text:span text:style-name="T12">s8e)</text:span></text:p>
        </text:list-item>
        <text:list-item>
          <text:p text:style-name="P140">«Высшие заклинания в повседневном использовании: от песчинки до дворца»</text:p>
        </text:list-item>
        <text:list-item>
          <text:p text:style-name="P141">«Малоизвестные аспекты магии трансформаций»</text:p>
        </text:list-item>
        <text:list-item>
          <text:p text:style-name="P1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0">Дасти Вейфарер «Зебрианская культура, быт и фольклор»</text:p>
        </text:list-item>
        <text:list-item>
          <text:p text:style-name="P140">«Краткая история Эквестрии»</text:p>
        </text:list-item>
        <text:list-item>
          <text:p text:style-name="P140">«Шедевры архитектуры Эквестрии» с разделом о Кантерлотском Королевском Дворце</text:p>
        </text:list-item>
        <text:list-item>
          <text:p text:style-name="P140">«Великие дела и великие чары». Страница 893: …</text:p>
        </text:list-item>
        <text:list-item>
          <text:p text:style-name="P140">«Природа Проклятий» - обмен</text:p>
        </text:list-item>
        <text:list-item>
          <text:p text:style-name="P140">«<text:span text:style-name="T52">Магия для Чайников</text:span>» - обмен</text:p>
        </text:list-item>
        <text:list-item>
          <text:p text:style-name="P140">«Энциклопедия Арканум» - обмен</text:p>
        </text:list-item>
        <text:list-item>
          <text:p text:style-name="P140">«О Гейсах» - обмен</text:p>
        </text:list-item>
        <text:list-item>
          <text:p text:style-name="P140">«<text:span text:style-name="T62">Тайны Тайных Наук</text:span>» - обмен</text:p>
        </text:list-item>
        <text:list-item>
          <text:p text:style-name="P141"><text:soft-page-break/>«Основы Заклятий» - обмен</text:p>
        </text:list-item>
        <text:list-item>
          <text:p text:style-name="P14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9019700313455029"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Кроме Дискорда, старше сестёр ещё старейшина драконов</text:p>
        </text:list-item>
        <text:list-item>
          <text:p text:style-name="P142"><text:soft-page-break/>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2">Искусственный интеллект. Создан Владом и Максом. Разработан для управления корпорациями.</text:p>
      <text:h text:style-name="Heading_20_3" text:outline-level="3">Норф</text:h>
      <text:p text:style-name="P10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10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1">Единорог. Холост, молод, мечтателен. Живёт в Кантерлоте. В свободное время рисует облака.</text:p>
      <text:h text:style-name="Heading_20_3" text:outline-level="3">Алекс</text:h>
      <text:p text:style-name="P111">Менеджер проектов, над одним из которых (Нексус) работает Макс.</text:p>
      <text:h text:style-name="Heading_20_3" text:outline-level="3"><text:soft-page-break/>Ростик</text:h>
      <text:p text:style-name="P111">Лидер команды тестировщиков</text:p>
      <text:h text:style-name="Heading_20_3" text:outline-level="3">Стас</text:h>
      <text:p text:style-name="P111">Программист-новичок в команде Макса.</text:p>
      <text:h text:style-name="Heading_20_3" text:outline-level="3">Рома</text:h>
      <text:p text:style-name="P111">Программист в команде UI-программистов</text:p>
      <text:h text:style-name="Heading_20_3" text:outline-level="3">Анджела</text:h>
      <text:p text:style-name="P111">Сисадмин. Флиртует с Максом.</text:p>
      <text:p text:style-name="P111"/>
      <text:h text:style-name="Heading_20_2" text:outline-level="2">Положения</text:h>
      <text:p text:style-name="P11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62" text:outline-level="2">1. Терра</text:h>
      <text:p text:style-name="P26">музыка - кондовая электронная, холодная и отчаянная (Electronics “Disappointed”)</text:p>
      <text:p text:style-name="P11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2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2">RnD-</text:span><text:span text:style-name="T1">зоны</text:span><text:span text:style-name="T1"><text:note text:id="ftn3" text:note-class="footnote"><text:note-citation>3</text:note-citation><text:note-body><text:p text:style-name="P12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20">&lt;<text:span text:style-name="T25">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5"><text:span text:style-name="T12">&gt;\</text:span>Привет, Н<text:span text:style-name="T1">эш.</text:span> Это Макс.</text:p>
      <text:p text:style-name="P75"><text:span text:style-name="T12">&lt;\</text:span>Привет Макс. <text:span text:style-name="T1">Рад тебя видеть. Где ты отсутствовал три дня?</text:span></text:p>
      <text:p text:style-name="P75"><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4"/>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text:soft-page-break/>Введём-ка парочку <text:span text:style-name="T1">простейших</text:span> вопросов <text:span text:style-name="T1">для разминки</text:span>.</text:p>
      <text:p text:style-name="P42"/>
      <text:p text:style-name="P75"><text:span text:style-name="T12">&gt;\</text:span>Как называется наш проект?</text:p>
      <text:p text:style-name="P75"><text:span text:style-name="T12">&lt;\</text:span>Дайсон.</text:p>
      <text:p text:style-name="P75"><text:span text:style-name="T12">&gt;\</text:span>Сколько тебе лет?</text:p>
      <text:p text:style-name="P75"><text:span text:style-name="T12">&lt;\</text:span>Два года с начала запуска кластера.</text:p>
      <text:p text:style-name="P75"><text:span text:style-name="T12">&gt;\</text:span>Какой сейчас год?</text:p>
      <text:p text:style-name="P75"><text:span text:style-name="T12">&gt;\</text:span>202<text:span text:style-name="T1">1</text:span>-й.</text:p>
      <text:p text:style-name="P25"/>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5"><text:span text:style-name="T12">&gt;\</text:span>Н<text:span text:style-name="T1">эш</text:span>, отключи память <text:span text:style-name="T1">заданий</text:span> за последнюю неделю.</text:p>
      <text:p text:style-name="P75"><text:span text:style-name="T12">&lt;\</text:span>Выполнено.</text:p>
      <text:p text:style-name="P75"><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5"><text:span text:style-name="T12">&lt;\</text:span><text:span text:style-name="T1">Тебя понял. Читаю задачу...</text:span></text:p>
      <text:p text:style-name="P7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6">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76">Ограничени<text:span text:style-name="T1">е 2: решение должно находиться в правовых рамках уголовного и административного кодекса.</text:span></text:p>
      <text:p text:style-name="P76">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6"><text:span text:style-name="T12">&lt;\</text:span><text:span text:style-name="T1">Выполняю задачу</text:span>...</text:p>
      <text:p text:style-name="P76"><text:span text:style-name="T12">&lt;\</text:span>...</text:p>
      <text:p text:style-name="P76"><text:span text:style-name="T12">&lt;\</text:span>Решение:</text:p>
      <text:p text:style-name="P76"><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6"><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2">:47.bmf»</text:span></text:p>
      <text:p text:style-name="P24"/>
      <text:p text:style-name="P33">&lt;<text:span text:style-name="T1">как-то говённо. Улучшить</text:span>&gt;</text:p>
      <text:p text:style-name="P42">Хм, не понял? Ч<text:span text:style-name="T1">ё</text:span> за хрень?</text:p>
      <text:p text:style-name="P42"/>
      <text:p text:style-name="P75"><text:span text:style-name="T12">&gt;</text:span>\<text:span text:style-name="T1">Нэш</text:span>, почему ты используешь жёсткие настройки <text:span text:style-name="T1">для решения задачи</text:span>?</text:p>
      <text:p text:style-name="P75"><text:span text:style-name="T12">&lt;\</text:span>Настройки правильные, <text:span text:style-name="T1">Макс</text:span>.</text:p>
      <text:p text:style-name="P25"/>
      <text:p text:style-name="P42">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5"><text:span text:style-name="T12">&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5"/>
      <text:p text:style-name="P42">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2">Ага, уже теплее.</text:p>
      <text:p text:style-name="P42"/>
      <text:p text:style-name="P75"><text:span text:style-name="T12">&gt;</text:span>\<text:span text:style-name="T1">Нэш</text:span>,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12">–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2">– </text:span>Окей. Спасибо, Макс.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12">.</text:span></text:p>
      <text:p text:style-name="P83">Гудки.</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14">***</text:p>
      <text:p text:style-name="P114"/>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6">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2">&lt;</text:span><text:span text:style-name="T65">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2">&lt;</text:span><text:span text:style-name="T25">месяц</text:span><text:span text:style-name="T12">&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8">Музыка быстрая, тревожная, надорваная и печальная (Pet Shop Boys “So Hard” ?)</text:p>
      <text:p text:style-name="P28"/>
      <text:p text:style-name="P112"><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5">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7">Спи, сестра моя родная,<text:line-break/>Спи. Усни.<text:line-break/>Крыльями тебя укрою,<text:line-break/>Спи. Усни.</text:p><text:p text:style-name="P127"><text:tab/>В чаще тёмной волки воют,<text:line-break/>Спи. Усни.</text:p><text:p text:style-name="P127"><text:tab/>В мрачном замке духи ноют,<text:line-break/>Спи. Усни.</text:p><text:p text:style-name="P127"><text:tab/>Сказки вечность нам читает,<text:line-break/>Спи. Усни.<text:line-break/>День осенний угасает,<text:line-break/>Спи. Усни.<text:line-break/>Помни только в сне глубоком,</text:p><text:p text:style-name="P12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12">3. </text:span>Кантерлот</text:h>
      <text:p text:style-name="P7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21192588997920892"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25"><text:s/>Сколько страниц сегодня нахреначили?</text:p><text:p text:style-name="P126">– <text:span text:style-name="T1">Восемь, учитель!</text:span></text:p><text:p text:style-name="P126">– Отлично. Надиктую ещё две и сбегаешь за кофе.</text:p></text:note-body></text:note></text:span></text:p>
        </text:list-item>
      </text:list>
      <text:p text:style-name="P7"/>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text:soft-page-break/>Дискорд исчез. Последний раз драконикуса видели, когда он на своей маленькой и юркой колеснице удалялся в сторону Жеребячьих<text:span text:style-name="T24">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3">–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4">***</text:p>
      <text:p text:style-name="P54"/>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text:soft-page-break/>&lt;<text:span text:style-name="T24">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text:span text:style-name="T1">Дискордовы</text:span>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63" text:outline-level="2"><text:span text:style-name="T12">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text:soft-page-break/>–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6">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text:soft-page-break/>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text:soft-page-break/>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2" text:outline-level="2">6. Стыд</text:h>
      <text:p text:style-name="P52"/>
      <text:p text:style-name="P67">~~~ Завтра на семь в библиотеке ~~~</text:p>
      <text:p text:style-name="P67"/>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text:soft-page-break/>–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7">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6">“<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9">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12">40-6</text:span></text:h>
      <text:p text:style-name="P80">Mark Knopfler — Hill Farmers Blues — или на следующую главу (прощание)</text:p>
      <text:p text:style-name="P52"/>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4">Истончения </text:span>(быть может, к счастью). Всё, что я могу <text:span text:style-name="T12">— оставить тебе напутствие.</text:span></text:p>
      <text:p text:style-name="P67"><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7">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59"> </text:span><text:span text:style-name="T43">—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8">Мне печалиться не стоит</text:p><text:p text:style-name="P128">Жизнь прекрасна и ярка</text:p><text:p text:style-name="P128">Телом молода, душою —</text:p><text:p text:style-name="P128">Как дракон морской мудра</text:p><text:p text:style-name="P128"/><text:p text:style-name="P128">Я видала взлёт империй,</text:p><text:p text:style-name="P128">Я жила среди легенд,</text:p><text:p text:style-name="P128">Древней магии мистерий</text:p><text:p text:style-name="P128">Я прилежнейший студент</text:p><text:p text:style-name="P128"/><text:p text:style-name="P128">Обожаема народом,</text:p><text:p text:style-name="P128">Уважаема врагом,</text:p><text:p text:style-name="P128">Но друзей моих немного,</text:p><text:p text:style-name="P128">Гложет душу холодом</text:p><text:p text:style-name="P128"/><text:p text:style-name="P128">Одинока и печальна,</text:p><text:p text:style-name="P128">Недоступна и строга,</text:p><text:p text:style-name="P128">Потеряла изначальный</text:p><text:p text:style-name="P128">Смысл жизни навсегда</text:p><text:p text:style-name="P128"/><text:p text:style-name="P128">Жизнь моя теперь публична,</text:p><text:p text:style-name="P128">Жизнь моя теперь для всех,</text:p><text:p text:style-name="P128">В этом — горе, в этом — счастье,</text:p><text:p text:style-name="P12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12">–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2">–</text:span> А водку у вас принято пить?</text:p>
      <text:p text:style-name="P44"><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3">– </text:span><text:span text:style-name="T47">А из Пинто Крика уже месяц нет новостей...</text:span></text:p>
      <text:p text:style-name="P5"><text:span text:style-name="T43">–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7">– </text:span>“<text:span text:style-name="T1">Что я могу сделать, чтобы вернуть всё назад?</text:span>”</text:p>
      <text:p text:style-name="P14"><text:span text:style-name="T47">– </text:span><text:span text:style-name="T35">Так и сказала?</text:span></text:p>
      <text:p text:style-name="P1"><text:span text:style-name="T43">– </text:span><text:span text:style-name="T35">Да, </text:span><text:span text:style-name="T37">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7">– </text:span><text:span text:style-name="T35">Что бы это значило, Флер?</text:span></text:p>
      <text:p text:style-name="P14"><text:span text:style-name="T47">– </text:span><text:span text:style-name="T35">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7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text:p>
      <text:p text:style-name="P7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2">– Леди и джентлькольты! Приём окончен! Её Высочество Принцесса Селестия будет рада видеть <text:s/>вас в следующую среду!</text:p>
      <text:p text:style-name="P7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44">&lt;</text:span><text:span text:style-name="T61">Mark Knopfler - </text:span><text:span text:style-name="T60">Hill Farmer's Blues</text:span><text:span text:style-name="T44">&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6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Луна.</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68">мино</text:span>тавра?</text:p>
      <text:p text:style-name="P67">– <text:s/>Тебя я забрать ему не дам. А в дядю не тыкай копытом, это невежливо! Спи уже, мой маленький!</text:p>
      <text:p text:style-name="P67">– Поцелуй меня на ночь, мам!</text:p>
      <text:p text:style-name="P67"><text:soft-page-break/>– Конечно, мой хороший...</text:p>
      <text:p text:style-name="P67"/>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3">–</text:span><text:span text:style-name="T35">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43">.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1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его френдкольта».</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text:soft-page-break/>– В сейфе, я в курсе.</text:p>
      <text:p text:style-name="P67"/>
      <text:p text:style-name="P69">***</text:p>
      <text:p text:style-name="P79">&lt;Seal — Amazing <text:span text:style-name="T1">(T</text:span><text:span text:style-name="T12">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4">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Хренасе... Человеки рулят...» <text:span text:style-name="T16">—</text:span><text:span text:style-name="T17">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63">d.notive — Talking Flight</text:span>&gt;</text:p>
      <text:p text:style-name="P67">Дата: 12.04.1003 А.С.</text:p>
      <text:p text:style-name="P67">Эксперимент: заклинание Воплощения Индрэ</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1"><text:span text:style-name="T35">Я летела сквозь мглу, усеянную </text:span><text:span text:style-name="T36">сине-зелёными </text:span><text:span text:style-name="T35">звёзд</text:span><text:span text:style-name="T36">ами</text:span><text:span text:style-name="T35">, к той единственной, к которой меня тянуло с неодолимой силой и которая приковывала всё моё внимание. Звёзд</text:span><text:span text:style-name="T36">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4">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pan text:style-name="T46">чёрный экран?</text:span></text:p>
      <text:p text:style-name="P67"/>
      <text:p text:style-name="P69">***</text:p>
      <text:p text:style-name="P67"/>
      <text:p text:style-name="P67">Дата: 12.04.1003 А.С.</text:p>
      <text:p text:style-name="P67">Эксперимент: заклинание Воплощения Индрэ</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54">***</text:p>
      <text:p text:style-name="P52"/>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text:soft-page-break/></text:p>
      <text:p text:style-name="P6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145">Принцесса Луна <text:span text:style-name="T1">Эквестрийская, </text:span><text:span text:style-name="T10">Урождённая Селена, </text:span><text:span text:style-name="T9">Ночная Глава Диархии, </text:span><text:span text:style-name="T10">Повелительница Стихий, </text:span><text:span text:style-name="T11">Владыка Снов, Страж Времени</text:span><text:span text:style-name="T10"> и прочая и прочая…</text:span></text:p>
      <text:p text:style-name="P148"/>
      <text:h text:style-name="Heading_20_2" text:outline-level="2">12. День сурка</text:h>
      <text:p text:style-name="P14">&lt;<text:span text:style-name="T5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text:soft-page-break/>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2">Чужестранец-человек разбил сердце нашей обожаемой Селестии! Двор в отчаянии </text:span><text:span text:style-name="T16">—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oft-page-break/><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4">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4">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Макс!</text:p>
      <text:p text:style-name="P55"><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64">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7">— </text:span><text:span text:style-name="T64">эт правда?</text:span></text:p>
      <text:p text:style-name="P52"><text:span text:style-name="T17">– </text:span><text:span text:style-name="T64">Какая из? Их много, вообще-то. Ик!</text:span></text:p>
      <text:p text:style-name="P52"><text:soft-page-break/><text:span text:style-name="T17">– </text:span><text:span text:style-name="T64">Про принцесс. Про то, что они фаэри, спустившиеся с неба во плоти, чтоб помогать пони управлять Эквестрией?</text:span></text:p>
      <text:p text:style-name="P52"><text:span text:style-name="T17">– </text:span><text:span text:style-name="T64">Макс, </text:span><text:span text:style-name="T17">– </text:span><text:span text:style-name="T64">захихикала Пинки, взъерошив копытами розовые кудряшки и попытавшись соорудить из них бороду, </text:span><text:span text:style-name="T17">–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7">–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7">– </text:span><text:span text:style-name="T64">Ты что-о-о! Нельзя любить фаэри! Она похитит твоё сердце, и ты будешь искать её, пока не... </text:span><text:span text:style-name="T17">– </text:span><text:span text:style-name="T64">Пинки погрузилась в так и не съеденный салат «по-Кантерлотски» и захрапела.</text:span></text:p>
      <text:p text:style-name="P52"><text:span text:style-name="T17">– </text:span><text:span text:style-name="T64">Пока не умру?</text:span></text:p>
      <text:p text:style-name="P52"><text:span text:style-name="T17">– </text:span><text:span text:style-name="T64">Нет, глупенький, </text:span><text:span text:style-name="T17">– </text:span><text:span text:style-name="T64">пробулькала Пинки из миски. </text:span><text:span text:style-name="T17">– </text:span><text:span text:style-name="T64">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147"><text:soft-page-break/>От кого: Кантерлот, <text:span text:style-name="T78">Д</text:span>ворец, <text:span text:style-name="T79">Королевский Секретариат Её Высочества, Дневной Главы Диархии, Принцессы Селестии.</text:span></text:p>
      <text:p text:style-name="P52"/>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text:span text:style-name="T80">путешествовала по Эогиппу и </text:span>видела эгрегор Эквестрии <text:span text:style-name="T12">— </text:span>место, из которого приходят в мир при рождении и куда в конечном итоге возвращаются всепони. <text:span text:style-name="T80">В</text:span> её сне можно наблюдать крайне тревожащую меня вещь: утечку эгрегора. Вот ту <text:span text:style-name="T80">очередь из</text:span> пони, уходя<text:span text:style-name="T80">щих</text:span> в чёрный экран. Несомненно, исчезновения пони <text:span text:style-name="T80">в реальности </text:span>связаны с <text:span text:style-name="T80">утечкой эгрегора через чёрный</text:span> экран. Разгадка экрана <text:span text:style-name="T12">— </text:span>ключ к разгадке тайны исчезновения пони.</text:p>
      <text:p text:style-name="P70"><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text:span text:style-name="T81">дабы испугать меня до колик</text:span>. Такого попросту не может случиться в реальности, нигде и никогда!</text:p>
      <text:p text:style-name="P159">Если <text:span text:style-name="T82">не </text:span>отвле<text:span text:style-name="T82">каться</text:span> <text:span text:style-name="T82">на</text:span> кошмар, навеянн<text:span text:style-name="T82">ый</text:span> моей сестрой, то <text:span text:style-name="T82">в сне Эпплджек </text:span>можно обнаружить очертания другой проблемы. В конце видения вид<text:span text:style-name="T82">ны</text:span> множество параллельных Эквестрий. Не знаю, что это означает, но заклинание явно хотело обратить на это внимание.</text:p>
      <text:p text:style-name="P70"><text:span text:style-name="T8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text:span><text:span text:style-name="T84">как и причину утечки эгрегора</text:span><text:span text:style-name="T83">.</text:span></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text:span text:style-name="T85">некоторые</text:span>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2">P.S. Н</text:span>е гневите мироздание воровством! <text:span text:style-name="T32">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0"/>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67"/>
      <text:h text:style-name="Heading_20_2" text:outline-level="2">13. Мэйнхэттен</text:h>
      <text:p text:style-name="P81">ZZ Top – Gimme all your lovin</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8">***</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Дэш. <text:span text:style-name="T12">–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От одной не округлятся.</text:p>
      <text:p text:style-name="P56"><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text:soft-page-break/>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0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text:soft-page-break/>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146"><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носок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8">***</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4">вайлайт в Понивилле, услышав про портативный ускоритель, захочет его получить. Макс смутится</text:span><text:span text:style-name="T12">&gt;</text:span></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text:span>Человек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oft-page-break/><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oft-page-break/><text:span text:style-name="T12">– </text:span>Если в этом участвует САМА Селестия, Великой и Могущественной Трикси <text:span text:style-name="T86">Луламун </text:span>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32">Исчезновение дневной главы диархии: Эквестрия в панике!</text:span>» (статья двухдневной давности).</text:p>
      <text:p text:style-name="P56">«<text:span text:style-name="T32">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6">«<text:span text:style-name="T32">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oft-page-break/><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3"><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МУ-ХА-ХА!</text:p>
      <text:p text:style-name="P56"><text:soft-page-break/>Кажется, я знаю, как показать фак провидению! <text:span text:style-name="T12">Show must go on! &lt;</text:span><text:span text:style-name="T24">Макс задумал вместо Селестии использовать Элементы гармонии</text:span><text:span text:style-name="T12">&gt;</text:span></text:p>
      <text:p text:style-name="P56">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6"/>
      <text:h text:style-name="Heading_20_2" text:outline-level="2">14. <text:span text:style-name="T1">Деградация</text:span></text:h>
      <text:p text:style-name="P50">&lt;<text:span text:style-name="T66">David Bowie - Lets Dance/ Ashes To Ashes</text:span></text:p>
      <text:p text:style-name="P50"><text:span text:style-name="T66">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text:soft-page-break/>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8">***</text:p>
      <text:p text:style-name="P56"/>
      <text:p text:style-name="P56">Три дня спустя…</text:p>
      <text:p text:style-name="P56"/>
      <text:p text:style-name="P56">«<text:span text:style-name="T32">Добро пожаловать в Груммингтон! Вам здесь рады!</text:span></text:p>
      <text:p text:style-name="P56"><text:span text:style-name="T32">Население города </text:span><text:span text:style-name="T67">302 пони</text:span><text:span text:style-name="T32">.</text:span></text:p>
      <text:p text:style-name="P56"><text:span text:style-name="T67">250 пони</text:span><text:span text:style-name="T32">.</text:span></text:p>
      <text:p text:style-name="P56"><text:span text:style-name="T67">125 поней</text:span><text:span text:style-name="T32">.</text:span></text:p>
      <text:p text:style-name="P56"><text:soft-page-break/><text:span text:style-name="T32">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text:span><text:soft-page-break/><text:span text:style-name="T40">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2">Дружба </text:span><text:span text:style-name="T39">—</text:span><text:span text:style-name="T22"> </text:span><text:span text:style-name="T3">э</text:span><text:span text:style-name="T22">то, </text:span><text:span text:style-name="T69">так её </text:span><text:span text:style-name="T3">разэтак</text:span><text:span text:style-name="T69">,</text:span><text:span text:style-name="T22"> магия!</text:span><text:span text:style-name="T59">»</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text:soft-page-break/>–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soft-page-break/>…</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67">37 пни</text:span></text:p>
      <text:p text:style-name="P74">24пн</text:p>
      <text:p text:style-name="P74">15</text:p>
      <text:p text:style-name="P56"><text:span text:style-name="T32">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0"><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32">Добро пожаловать в Груммингтон! Вам здесь рады!</text:span></text:p>
      <text:p text:style-name="P56"><text:span text:style-name="T32">Население города </text:span><text:span text:style-name="T67">302 пони</text:span><text:span text:style-name="T32">.</text:span></text:p>
      <text:p text:style-name="P56"><text:span text:style-name="T67">250 пони</text:span><text:span text:style-name="T32">.</text:span></text:p>
      <text:p text:style-name="P56"><text:span text:style-name="T67">125 поней</text:span><text:span text:style-name="T32">.</text:span></text:p>
      <text:p text:style-name="P56"><text:span text:style-name="T32">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58">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57">Elo - Sorrow about to fall</text:span>&gt;</text:p>
      <text:p text:style-name="P154">&lt;<text:span text:style-name="T57">Kiss – I Was Made For Lovin’ You</text:span>&gt;</text:p>
      <text:p text:style-name="P5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oft-page-break/><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Это уже слишком!</text:p>
      <text:p text:style-name="P56">– Погоди, Дэш, палатку-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вижу скалу Кантерлот. Ещё день пути — и сворачиваем к Понивиллю.</text:p>
      <text:p text:style-name="P56">– А ты выдержишь?</text:p>
      <text:p text:style-name="P56">Пегаска фыркнула.</text:p>
      <text:p text:style-name="P56"><text:soft-page-break/>–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В какой-то момент я всё же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text:p>
      <text:p text:style-name="P71">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 Больной, как вы себя чувствуете? Вы можете назвать своё имя?</text:p>
      <text:p text:style-name="P71">Я закрываю глаза и пытаюсь вспомнить.</text:p>
      <text:p text:style-name="P71"><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71">Я открываю глаза и вижу фигуру в голубом.</text:p>
      <text:p text:style-name="P56">…</text:p>
      <text:p text:style-name="P56">Сознание с трудом возврати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text:soft-page-break/>–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56"><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
      <text:p text:style-name="P58">***</text:p>
      <text:p text:style-name="P56"/>
      <text:p text:style-name="P56">Два дня спустя…</text:p>
      <text:p text:style-name="P56"/>
      <text:p text:style-name="P56">Мы стояли перед Сёдельным озером. Дэш озадаченно осматривалась.</text:p>
      <text:p text:style-name="P61">– <text:span text:style-name="T87">Конские яблоки! </text:span>Наверное, поздновато с трассы свернули. Надо было повернуть на пятьдесят миль раньше.</text:p>
      <text:p text:style-name="P61">– <text:span text:style-name="T74">Ты хочешь сказать, нам надо сделать крюк в сто миль?! Да это ж ещё неделю ходьбы! У нас припасов на пару дней осталось, благодаря твоим стараниям</text:span><text:span text:style-name="T18">.</text:span></text:p>
      <text:p text:style-name="P63"><text:soft-page-break/>Пегаска <text:span text:style-name="T75">виновато склонила голову и заметила:</text:span></text:p>
      <text:p text:style-name="P64">– <text:span text:style-name="T75">Я в этих краях впервые. И обычно я путешествую по воздуху или поездом.</text:span></text:p>
      <text:p text:style-name="P62">Я прикинул расстояние до другого берега, <text:span text:style-name="T88">маячившего впереди тёмной полосой</text:span>. <text:span text:style-name="T76">Километров десять, не больше. </text:span>Не слишком близко, но всё же не пятьдесят миль в один конец. </text:p>
      <text:p text:style-name="P60">– <text:span text:style-name="T73">Если найдём там что-то вроде лодки, – я показал на полуразвалившийся сарайчик у берега неподалёку от нас, – переберёмся вплавь. Сутки махания вёслами, и мы на другом берегу.</text:span></text:p>
      <text:p text:style-name="P65">Пегаска хлопнула себя по лбу.</text:p>
      <text:p text:style-name="P65">– Нам даже не обязательно находить лодку! Свяжи вместе пару <text:span text:style-name="T87">досок</text:span> — и я дотащу тебя на другой берег. <text:span text:style-name="T77">Совсем забыла, что в воде тебе падать некуда, если что.</text:span></text:p>
      <text:p text:style-name="P150"><text:span text:style-name="T87">Нам повезло. Впервые за всё время этой чёртовой поездки случилось что-то, облегчившее нам жизнь. В лодочном сарае таки лежала (кто бы мог подумать!) лодка! Пусть она была старой и рассохшейся, но с помощью банки старой шпатлёвки и получаса </text:span><text:span text:style-name="T70">матюков </text:span><text:span text:style-name="T71">мне</text:span><text:span text:style-name="T87"> удалось замазать самые большие щели. За тестовый</text:span><text:span text:style-name="T71"> </text:span><text:span text:style-name="T89">получасовый заплыв</text:span><text:span text:style-name="T71"> </text:span><text:span text:style-name="T89">в лодку набралось всего два ковша воды.</text:span></text:p>
      <text:p text:style-name="P151">– <text:span text:style-name="T89">Ну что, отправляемся? </text:span>– <text:span text:style-name="T89">Дэш нетерпеливо постукивала копытом на носу. </text:span>– <text:span text:style-name="T90">Как лодку назовёшь, кэп?</text:span></text:p>
      <text:p text:style-name="P152">– <text:span text:style-name="T90">Два ковша. </text:span>– <text:span text:style-name="T91">буркнул я. </text:span>– <text:span text:style-name="T91"><text:s/></text:span></text:p>
      <text:p text:style-name="P59"/>
      <text:p text:style-name="P101"><text:s/>Если, конечно, не хочешь прокатить меня верхом.</text:p>
      <text:p text:style-name="P39">Дэш вся зарделась и пробормотала:</text:p>
      <text:p text:style-name="P39">– Ну ты крут! Сразу берёшь кобылу за холку! Сначала ж, вроде, я тебе букет ромашек подарить должна, не?</text:p>
      <text:p text:style-name="P39">– Ты это про что? – не понял я. – Я пошутил, вообще-то. </text:p>
      <text:p text:style-name="P73"/>
      <text:p text:style-name="P50">&lt;<text:span text:style-name="T25">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6"/>
      <text:p text:style-name="P57"/>
      <text:p text:style-name="P56"/>
      <text:p text:style-name="P56">&lt;<text:span text:style-name="T24">Добавить в фанфик плетение шуточных интриг принцессами друг против дружки</text:span>&gt;</text:p>
      <text:p text:style-name="P50"/>
      <text:p text:style-name="P50">&lt;<text:span text:style-name="T25">В сцене прощания (во сне): </text:span></text:p>
      <text:p text:style-name="P50"><text:span text:style-name="T25">- Учти, я нисколечко не жалею о наших поебушках! Даже если это было и не по-настоящему! А если по-настоящему — тем более!</text:span>&gt;</text:p>
      <text:p text:style-name="P56"/>
      <text:p text:style-name="P50">&lt;<text:span text:style-name="T25">Глава 15: Филлидельфия, поход к Вечнодикому лесу, 34, Понивилль</text:span></text:p>
      <text:p text:style-name="P38">Глава 16: Эксперимент в Понивилле, сон Макса</text:p>
      <text:p text:style-name="P38">Глава 17: Возвращение в Кантерлот. Переговоры с Луной. Крушение Кантерлота. Появление парящего Замка</text:p>
      <text:p text:style-name="P38">Глава 18: Возвращение к Замку Двух Сестёр на парящем замке.</text:p>
      <text:p text:style-name="P50"><text:span text:style-name="T25">Дальше — использовать по-максимуму уже написанное</text:span>&gt;</text:p>
      <text:p text:style-name="P56"/>
      <text:p text:style-name="P56"><text:soft-page-break/></text:p>
      <text:p text:style-name="P50">&lt;<text:span text:style-name="T25">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lt;<text:span text:style-name="T25">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5">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5">У Вечнодикого леса Дэш сама рассказывает Максу сказку о Ксенофилии</text:span>&gt;</text:p>
      <text:p text:style-name="P56"/>
      <text:p text:style-name="P38">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8">Потом:</text:p>
      <text:p text:style-name="P38">- Учти, мне ни капельки не стыдно за наши поебушки.</text:p>
      <text:p text:style-name="P56"/>
      <text:p text:style-name="P56"/>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
      <text:p text:style-name="P50">&lt;<text:span text:style-name="T25">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16"><text:span text:style-name="T12"><text:s/>&lt;</text:span><text:span text:style-name="T29"> - </text:span><text:span text:style-name="T24">Я не могу быть вашим спасителем! Я намного хуже и испорченнее вас!</text:span><text:span text:style-name="T12">&gt;</text:span></text:p>
      <text:p text:style-name="P56"/>
      <text:p text:style-name="P50">&lt;<text:span text:style-name="T25">Главы с Максом и Дэш — в стиле «Криминального чтива»</text:span>&gt;</text:p>
      <text:p text:style-name="P56"/>
      <text:p text:style-name="P50">&lt;<text:span text:style-name="T24"> - </text:span><text:span text:style-name="T25">Но ты сгоришь! Я не готова без помощи Селестии провести эксперимент на тебе!</text:span></text:p>
      <text:p text:style-name="P38">Я устало закрыл глаза.</text:p>
      <text:p text:style-name="P50"><text:soft-page-break/><text:span text:style-name="T24">- </text:span><text:span text:style-name="T25">Плевать! </text:span><text:span text:style-name="T24">Show must go on! </text:span><text:span text:style-name="T25">Проводи по-любому. Буду надеяться на твоё мастерство</text:span>&gt;</text:p>
      <text:p text:style-name="P50"/>
      <text:p text:style-name="P50">&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13"> </text:span><text:span text:style-name="T59">С кем ещё у тебя были… отношения?</text:span></text:p>
      <text:p text:style-name="P36">- С Рэйнбоу Дэш — ответил я несчастным голосом. - И, может быть, с Пинки.</text:p>
      <text:p text:style-name="P36">-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6"/>
      <text:p text:style-name="P1"><text:span text:style-name="T25">В Понивилле</text:span><text:span text:style-name="T24"> — эксперимент с Воплощением Индрэ на </text:span><text:span text:style-name="T25">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4">. </text:span><text:span text:style-name="T25">Макс видит дерево реальностей Эквестрии и в своём сне-прошлом в</text:span><text:span text:style-name="T24">идит Селестию в очереди на вылет - </text:span><text:span text:style-name="T25">и в</text:span><text:span text:style-name="T24">идит, куда ведёт чёрный экран </text:span><text:span text:style-name="T25">(в мир людей)</text:span><text:span text:style-name="T24">. </text:span><text:span text:style-name="T25">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4">).</text:span><text:span text:style-name="T27">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6">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text:soft-page-break/>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6">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6"/>
      <text:p text:style-name="P36">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6">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0"><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3"/>
      <text:p text:style-name="P33">&lt;<text:span text:style-name="T1">Добавить в фанфик самбу</text:span>&gt;</text:p>
      <text:p text:style-name="P33"/>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5">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6">- В соответствии с законом от … «Об отсутствии одного из соправителей диархии» принимаю всю власть на себя!</text:p>
      <text:p text:style-name="P36">-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5">- В законе не указана конкретный соправитель Диархии!</text:span>&gt;</text:p>
      <text:p text:style-name="P46"/>
      <text:p text:style-name="P46">&lt;<text:span text:style-name="T25">Заговорщики таки подняли восстание после исчезновения Селестии. Они обвинили Луну и Макса в узурпации власти</text:span>&gt;</text:p>
      <text:p text:style-name="P46"/>
      <text:p text:style-name="P34">&lt;<text:span text:style-name="T1">Добавить рассуждения на этическую тему на грани катастрофы</text:span>&gt;</text:p>
      <text:p text:style-name="P34"><text:soft-page-break/></text:p>
      <text:p text:style-name="P36">&lt;Добавить грозный выход Луны для противостояния повстанцам&gt;</text:p>
      <text:p text:style-name="P36"/>
      <text:p text:style-name="P34">&lt;<text:span text:style-name="T1">Селестия зовёт пони «моими маленькими», потому что они смертны, а она — нет.</text:span>&gt;</text:p>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6"/>
      <text:p text:style-name="P46"/>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24">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5"/>
      <text:p text:style-name="P2"><text:span text:style-name="T12">–</text:span> Да, печально получилось <text:span text:style-name="T12">&lt;</text:span><text:span text:style-name="T25">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pan text:style-name="T12">–</text:span> Нет. Собрание столь сильных магов запомнилось бы.</text:p>
      <text:p text:style-name="P2"><text:soft-page-break/><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5">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2"/>
      <text:h text:style-name="P16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2">&lt;</text:span><text:span text:style-name="T24">Влад рассказывает Максу о своём сне </text:span><text:span text:style-name="T29">—</text:span><text:span text:style-name="T24"> как он был поняхой, а потом проснулся в мире Терры</text:span><text:span text:style-name="T12">&gt;</text:span></text:p>
      <text:p text:style-name="P2"/>
      <text:p text:style-name="P4">***</text:p>
      <text:p text:style-name="P15"/>
      <text:p text:style-name="P14"/>
      <text:p text:style-name="P15"><text:span text:style-name="T52">&lt;</text:span><text:span text:style-name="T28">самолёт в эквестрию проваливается во время </text:span><text:span text:style-name="T2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2"/>
      <text:p text:style-name="P2"><text:span text:style-name="T12">–</text:span> А дальше всё было хуже, намного хуже...</text:p>
      <text:p text:style-name="P2"/>
      <text:p text:style-name="P1"/>
      <text:p text:style-name="P2"/>
      <text:p text:style-name="P4">***</text:p>
      <text:p text:style-name="P15"/>
      <text:p text:style-name="P2"><text:span text:style-name="T12">&lt;Луна - </text:span><text:span text:style-name="T2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5"/>
      <text:h text:style-name="P165" text:outline-level="2">Рейд пони-рэйнджеров</text:h>
      <text:p text:style-name="P2"/>
      <text:p text:style-name="P29">(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oft-page-break/><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3">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5">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12">&lt;</text:span><text:span text:style-name="T24">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4">???</text:span><text:span text:style-name="T12">&gt;</text:span></text:p>
      <text:p text:style-name="P2">Луна обошла Кимеринна. </text:p>
      <text:p text:style-name="P2"><text:soft-page-break/><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65" text:outline-level="2">Рейд пони-рэйнджеров-2 (<text:span text:style-name="T2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4">гидрорысью</text:span><text:span text:style-name="T12">&gt;</text:span> и нападением <text:span text:style-name="T12">&lt;</text:span><text:span text:style-name="T24">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4">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6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99"/>
      <text:p text:style-name="P53">Она вытянула шею и начала по очереди сгибать-разгибать ноги, разминая суставы.</text:p>
      <text:p text:style-name="P53"><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5" text:outline-level="2"/>
      <text:h text:style-name="P16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1"><text:span text:style-name="T1">–</text:span> Программы. Это такие… гм… заклинания. Ты пишешь программу, запускаешь её, а потом она делает что-то для тебя.</text:p>
      <text:p text:style-name="P31"><text:span text:style-name="T1">–</text:span> То есть, ты, типа, волшебник в своём мире?</text:p>
      <text:p text:style-name="P31"><text:span text:style-name="T1">–</text:span> Вряд ли меня так можно называть. Очень далёкие параллели. У нас совсем нет магии.</text:p>
      <text:p text:style-name="P3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2"/>
      <text:h text:style-name="P165" text:outline-level="2">Первый сеанс двойного сна. Рэрити</text:h>
      <text:p text:style-name="P2"/>
      <text:p text:style-name="P2"><text:span text:style-name="T12">&lt;</text:span><text:span text:style-name="T2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4">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5" text:outline-level="2">Сон Макса</text:h>
      <text:p text:style-name="P108"/>
      <text:p text:style-name="P2"><text:span text:style-name="T12">&lt;</text:span><text:span text:style-name="T2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9">–</text:span><text:span text:style-name="T24"> Готова, </text:span><text:span text:style-name="T29">–</text:span><text:span text:style-name="T24">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oft-page-break/><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oft-page-break/><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4">Рэйнбоу объясняет Максу, почему Пинки расплатилась за него </text:span><text:span text:style-name="T25">—</text:span><text:span text:style-name="T24"> и вспоминает, что когда-то уже объясняла нечто подобное (Леро)</text:span></text:p>
      <text:p text:style-name="P2"/>
      <text:h text:style-name="P16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4">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text:soft-page-break/>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4">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oft-page-break/><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4">Дэш расплачивается за Макса в кафе. Когда тот спрашивает, почему она и Пинки платят за него, Дэш, вместо ответа, говорит:</text:span></text:p>
      <text:p text:style-name="P2"><text:span text:style-name="T29">–</text:span><text:span text:style-name="T24"> Пинки? </text:span><text:span text:style-name="T29">–</text:span><text:span text:style-name="T24"> Дэш сморщила нос. </text:span><text:span text:style-name="T29">–</text:span><text:span text:style-name="T24"> Я скажу ей, чтоб больше не </text:span><text:span text:style-name="T29">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oft-page-break/><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4">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oft-page-break/><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29">zxcbzxcvb</text:span><text:span text:style-name="T12">&gt;</text:span>.</text:p>
      <text:p text:style-name="P2">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Вдоволь отсмеявшись, Дэш ткнула меня носом в грудь и спросила:</text:p>
      <text:p text:style-name="P2"><text:soft-page-break/><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pan text:style-name="T12">–</text:span> Что ж, спасибо, что просветила. Однако…</text:p>
      <text:p text:style-name="P2"><text:soft-page-break/><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4">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pan text:style-name="T12">–</text:span> Оделся? Хватайся! <text:span text:style-name="T12">–</text:span> Дэш подпрыгнула и зависла у меня над головой, давая схватиться за ноги.</text:p>
      <text:p text:style-name="P2"><text:soft-page-break/>И мы понеслись…</text:p>
      <text:p text:style-name="P2"/>
      <text:p text:style-name="P108"/>
      <text:p text:style-name="P108"/>
      <text:p text:style-name="P108"/>
      <text:p text:style-name="P108"/>
      <text:p text:style-name="P2"><text:span text:style-name="T12">&lt;</text:span><text:span text:style-name="T24">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4">Кто следующий готов рассказывать?</text:span></text:p>
      <text:p text:style-name="P31">Пинки дёрнулась на месте, но промолчала.</text:p>
      <text:p text:style-name="P2"><text:span text:style-name="T29">–</text:span><text:span text:style-name="T24"> Я расскажу, - шагнула вперёд радужная пегаска. </text:span><text:span text:style-name="T29">–</text:span><text:span text:style-name="T24"> Хотя вряд ли ты узнаешь что-то полезное. Там галиматья какая-то…</text:span><text:span text:style-name="T12">&gt;</text:span></text:p>
      <text:p text:style-name="P2"><text:span text:style-name="T12">&lt;</text:span><text:span text:style-name="T24">После рассказа РД рассказывает Пинки. При расказе становится ясно её безумие </text:span><text:span text:style-name="T29">—</text:span><text:span text:style-name="T24"> она становится Пинкаминой из-за её сна </text:span><text:span text:style-name="T29">—</text:span><text:span text:style-name="T24"> “Кексиков”. Также она видит во сне центр Эгрегора Эквестрии </text:span><text:span text:style-name="T29">—</text:span><text:span text:style-name="T24"> Селестию. И она видит, как Селестия превращается в набор цифр и уходит в экран </text:span><text:span text:style-name="T29">—</text:span><text:span text:style-name="T24"> в мир Терры.</text:span></text:p>
      <text:p text:style-name="P31">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4">В мире Терры они ищут Селестию. В конце-концов Макс находит её в кибермозге </text:span><text:span text:style-name="T29">—</text:span><text:span text:style-name="T2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9">—</text:span><text:span text:style-name="T24"> Эгрегором Эквестрии. После чего пееренос на Землю на 10 лет назад. Начало написания “Последнего фанфика”.</text:span><text:span text:style-name="T12">&gt;</text:span></text:p>
      <text:p text:style-name="P15"/>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65"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65"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oft-page-break/><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5">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5">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oft-page-break/><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5" text:outline-level="2">Поиск решения</text:h>
      <text:p text:style-name="P108"/>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text:soft-page-break/>&lt;<text:span text:style-name="T25">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4">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5"/>
      <text:p text:style-name="P2"><text:span text:style-name="T12">&lt;</text:span><text:span text:style-name="T2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4"> Луна создаёт обратный коридор в срок.</text:span><text:span text:style-name="T12">&gt;</text:span></text:p>
      <text:p text:style-name="P2"/>
      <text:h text:style-name="P16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5">Дуглас </text:span><text:span text:style-name="T29">—</text:span><text:span text:style-name="T25"> </text:span><text:span text:style-name="T29">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2">&lt;</text:span><text:span text:style-name="T24">высоко летать нельзя из-за молний</text:span><text:span text:style-name="T12">&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4">двухмесячной</text:span><text:span text:style-name="T12">&gt;</text:span> давности осталось лишь направление движения.</text:p>
      <text:p text:style-name="P2">И опять, как <text:span text:style-name="T12">&lt;</text:span><text:span text:style-name="T24">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4">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4">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6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4">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3">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oft-page-break/><text:span text:style-name="T12">&lt;\&lt;</text:span><text:span text:style-name="T24">Не следует противопоставлять злу ещё большее зло - это только усилит его — </text:span><text:span text:style-name="T25">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4">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soft-page-break/>***</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4">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2">&lt;</text:span><text:span text:style-name="T2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5" text:outline-level="2">Безнадёжность</text:h>
      <text:p text:style-name="P15">&lt;<text:span text:style-name="T2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4">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4">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4">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4">пять</text:span><text:span text:style-name="T12">&gt;</text:span>длинную прореху в куртке, <text:span text:style-name="T12">&lt;</text:span><text:span text:style-name="T24">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4">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4">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4">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4">улучшить</text:span><text:span text:style-name="T12">&gt;</text:span>. А тот случай, когда мне пришлось зашивать тебе куртку после нападения убийц <text:span text:style-name="T12">&lt;</text:span><text:span text:style-name="T24">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5" text:outline-level="2">След?</text:h>
      <text:p text:style-name="P108"/>
      <text:p text:style-name="P2"><text:span text:style-name="T12">&lt;</text:span><text:span text:style-name="T24">сначала эпизод - проверка сумки в серверной</text:span><text:span text:style-name="T12">&gt;</text:span></text:p>
      <text:p text:style-name="P2"><text:soft-page-break/><text:span text:style-name="T12">&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4">“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2">&lt;</text:span><text:span text:style-name="T24">расширить. Перед кафешкой - диалог с Флатти и ЭйДжей. Все думают, что наконец-то нашли Селестию. Все ликуют</text:span><text:span text:style-name="T12">&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4">Расширить сцену в кафе. Ожидание, подьём и… падение ожиданий</text:span><text:span text:style-name="T12">&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4">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5" text:outline-level="2">Озарение</text:h>
      <text:p text:style-name="P2"/>
      <text:p text:style-name="P2"><text:span text:style-name="T12">&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88"/>
      <text:p text:style-name="P8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8"/>
      <text:p text:style-name="P84">Разговор не клеился.</text:p>
      <text:p text:style-name="P8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8"><text:soft-page-break/><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8"><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8"><text:span text:style-name="T12">– </text:span>Ну хорошо. Убедила. В конце-концов, можем поступить так. Вы с Флатти вернётесь обратно а я продолжу поиски здесь.</text:p>
      <text:p text:style-name="P88"><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88"><text:span text:style-name="T12">– </text:span>Вы можете связываться со мной раз в месяц по коридору.</text:p>
      <text:p text:style-name="P88"><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8"><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8">Эпплджек недоверчиво хмыкнула.</text:p>
      <text:p text:style-name="P88"><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8"><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8"><text:span text:style-name="T12">– </text:span>Конечно оставаться. Кто ещё, кроме нас, может найти её?</text:p>
      <text:p text:style-name="P88"><text:span text:style-name="T12">– </text:span>Я думал, ты не сможешь оставить Энджела и всех остальных надолго.</text:p>
      <text:p text:style-name="P88"><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3"><text:span text:style-name="T12">– </text:span>Извини, Флаттершай, забылся.</text:p>
      <text:p text:style-name="P93"><text:span text:style-name="T12">– </text:span>Та ладно, я ж не против, – возразила Эпплджек. – Не парься, Флатти. Было б хуже, если б он <text:s/>назвал меня Эпплджек на людях.</text:p>
      <text:p text:style-name="P93"><text:span text:style-name="T12">– </text:span>Ты так... – запнулась Флаттершай. – Так быстро забыла свою ферму. И...</text:p>
      <text:p text:style-name="P93"><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3"><text:span text:style-name="T12">– </text:span>Как ты можешь так говорить? – расплакалась Флаттершай.</text:p>
      <text:p text:style-name="P93"><text:span text:style-name="T12">– </text:span>Эй, девушки, не ссорьтесь! Мы — одна команда! И надеюсь, останемся ею и в дальнейшем. </text:p>
      <text:list xml:id="list152511135423107094" text:style-name="L5">
        <text:list-header>
          <text:p text:style-name="P1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3"><text:span text:style-name="T12">– </text:span>А если нет? – Эпплджек смотрела мне мне прямо в глаза.</text:p>
      <text:list xml:id="list193610058836250" text:continue-numbering="true" text:style-name="L5">
        <text:list-header>
          <text:p text:style-name="P155">Я молча пожал плечами. Эпплджек уверенно продолжила.</text:p>
        </text:list-header>
      </text:list>
      <text:p text:style-name="P93"><text:soft-page-break/><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3"><text:span text:style-name="T12">– </text:span>Спасибо, ЭйДжей.</text:p>
      <text:p text:style-name="P93"><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609342673980" text:continue-numbering="true" text:style-name="L5">
        <text:list-header>
          <text:p text:style-name="P155">Флаттершай пробормотала нечто, показавшееся мне знакомым.</text:p>
        </text:list-header>
      </text:list>
      <text:p text:style-name="P93"><text:span text:style-name="T12">– </text:span>Флатти, ты что-то сказала? Я не расслышал.</text:p>
      <text:p text:style-name="P93"><text:span text:style-name="T12">– </text:span>Намерение Изменяет Реальность.</text:p>
      <text:p text:style-name="P93"><text:span text:style-name="T12">– </text:span>Эээ. А где ты слышала эту фразу, если не секрет?</text:p>
      <text:p text:style-name="P93"><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610510334273" text:continue-numbering="true" text:style-name="L5">
        <text:list-header>
          <text:p text:style-name="P155">У меня как будто вспыхнула лампочка в мозгу. Кирпичики быстро выстраивались в целостную картину. Я ринулся в прихожую.</text:p>
        </text:list-header>
      </text:list>
      <text:p text:style-name="P93"><text:span text:style-name="T12">– </text:span>Флатти, ЭйДжей, буду через час. Ждите!</text:p>
      <text:p text:style-name="P88"/>
      <text:h text:style-name="P164" text:outline-level="2">Почти.</text:h>
      <text:p text:style-name="P105"/>
      <text:p text:style-name="P93">В офисе меня встретил лыбящийся Стас.</text:p>
      <text:p text:style-name="P9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3">Я уставился на Стаса и он, захлёбываясь от торопливости, начал <text:span text:style-name="T12">расказывать</text:span>.</text:p>
      <text:p text:style-name="P9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3">– Ты его уничтожил?</text:p>
      <text:p text:style-name="P93">– Кого?</text:p>
      <text:p text:style-name="P93">– Этический модуль. Селестию.</text:p>
      <text:p text:style-name="P9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3">– Ты его уничтожил?</text:p>
      <text:p text:style-name="P9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3">– То есть, на домашнем компьютере Влада модуль работает и дальше?</text:p>
      <text:p text:style-name="P93">– Ага. К нему-то у меня доступа нету. Но в кластер к Нексусу он больше не пролезет.</text:p>
      <text:p text:style-name="P93">– Спасибо, Стас. Ты молодец.</text:p>
      <text:p text:style-name="P93"><text:soft-page-break/>Ниточка, чуть было не прервавшаяся в офисе, повела в квартиру Влада.</text:p>
      <text:p text:style-name="P93"/>
      <text:h text:style-name="P164" text:outline-level="2">Дискорд</text:h>
      <text:p text:style-name="P108"/>
      <text:p text:style-name="P105">Девушки поспешно собирались, пока я растолковывал им задачу.</text:p>
      <text:p text:style-name="P105"><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5"><text:span text:style-name="T12">– </text:span>Это тот твой приятель, который разбился с полгода назад? – спросила Эпплджек.</text:p>
      <text:p text:style-name="P105"><text:span text:style-name="T12">– </text:span>Да, это он.</text:p>
      <text:p text:style-name="P105"><text:span text:style-name="T12">– </text:span>А как мы попадём в его квартиру? Там сейчас кто-то живёт? – Флаттершай прыгала на одной ноге, натягивая кед.</text:p>
      <text:p text:style-name="P105"><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6">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0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4">Плохо написано!</text:span><text:span text:style-name="T12">&gt;</text:span></text:p>
      <text:p text:style-name="P106">Я поднёс брелок пропуска к домофону, но дверь подъезда не открылась. Замигала красная лампочка и зажужжал зуммер.</text:p>
      <text:p text:style-name="P106">Я выругался.</text:p>
      <text:p text:style-name="P106"><text:span text:style-name="T12">– </text:span>Макс, что случилось? У нас проблемы?</text:p>
      <text:p text:style-name="P106"><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6"><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06"><text:span text:style-name="T12">– </text:span>Нет нужды. Лучше станьте-ка сзади меня так, чтобы заслонить от этих бабулек и от вооон той камеры наблюдения.</text:p>
      <text:list xml:id="list6309260831446806659" text:style-name="L6">
        <text:list-header>
          <text:p text:style-name="P1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3"><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3">Раздался лёгкий «кряк» и дверь подалась.</text:p>
      <text:p text:style-name="P129"><text:span text:style-name="T12">– </text:span>Девушки, заходим.</text:p>
      <text:p text:style-name="P8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3">Прихожая встретила нас толстым слоем пыли. Мы тихонько прошли внутрь и я закрыл дверь изнутри.</text:p>
      <text:p text:style-name="P88"><text:span text:style-name="T1">Компьютер</text:span> стоял там же, где и обычно <text:span text:style-name="T1">— в личном кабинете Влада на столе у окна.</text:span></text:p>
      <text:p text:style-name="P129"><text:span text:style-name="T12">– </text:span>Макс, тут окно разбито! И верёвка какая-то висит. – крикнула Флаттершай из кухни.</text:p>
      <text:p text:style-name="P129"><text:span text:style-name="T12">– </text:span>Оставь, Флатти, не сейчас! – отмахнулся я.</text:p>
      <text:p text:style-name="P136">Лампочка питания на ноутбуке горела, <text:s/>но подключенный монитор оставался тёмным. Я постучал по пробелу, но безрезультатно.</text:p>
      <text:p text:style-name="P129"><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29"><text:span text:style-name="T12">– </text:span>Монитор выключен. – <text:s/>раздалось из угла. Кресло с высокой спинкой повернулось, открыв нашим взорам Дискорда. </text:p>
      <text:p text:style-name="P12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9">Он приподнял панамку, дурашливо здороваясь.</text:p>
      <text:p text:style-name="P129"><text:span text:style-name="T12">– </text:span>Оп-па! – пробормотала Эпплджек. – Нежданчик!</text:p>
      <text:p text:style-name="P129"><text:span text:style-name="T12">– </text:span>Ты, я вижу, времени не терял, – моя рука под прикрытием стола медленно тянулась к тяжёлой фарфоровой кружке, стоящей на краю.</text:p>
      <text:p text:style-name="P109"><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9"><text:span text:style-name="T12">– </text:span>А почему ты вообще решил искать нас тут? – спросила Эпплджек. – Приехал бы домой. Мы б тебя чаем напоили.</text:p>
      <text:p text:style-name="P109"><text:span text:style-name="T12">– </text:span>Видишь ли, дорогая Эй-Джей, я с самого начала знал, где находится наша уважаемая принцесса, а времени в обрез, так что...</text:p>
      <text:p text:style-name="P117">В проёме дверей появилась Флаттершай.</text:p>
      <text:p text:style-name="P109"><text:span text:style-name="T12">– </text:span>С кем это вы тут разговариваете?</text:p>
      <text:list xml:id="list1509556864558195461" text:style-name="L7">
        <text:list-header>
          <text:p text:style-name="P16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7"><text:soft-page-break/>Оглушённый Дискорд попытался было отъехать на кресле в сторону, но я припёр его стулом к стенке.</text:p>
      <text:p text:style-name="P109">– Жанна, Флатти, хватайте ноут и на выход! Я с ним разберусь! Не теряйте вре...!</text:p>
      <text:p text:style-name="P109">– ТЫ ИДИО...!!!</text:p>
      <text:p text:style-name="P109">Дискорд <text:s/>зорал одновременно со мной, прикрываясь от меня руками, когда раздался оглушительный</text:p>
      <text:p text:style-name="P109">...</text:p>
      <text:p text:style-name="P110">БАХ!!!</text:p>
      <text:p text:style-name="P109">…</text:p>
      <text:p text:style-name="P10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9">На лице Дискорда появилось удивлённо-мечтательное выражение и он вырубился.</text:p>
      <text:p text:style-name="P129"/>
      <text:h text:style-name="P165" text:outline-level="2">Селестия</text:h>
      <text:p text:style-name="P129"/>
      <text:p text:style-name="P10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9">Включенный монитор показал схематическое изображение Селестиии, </text:p>
      <text:p text:style-name="P130">&gt;\<text:span text:style-name="T1">Привет, Селестия. Это Макс. Как себя чувствуешь?</text:span></text:p>
      <text:p text:style-name="P130">&lt;\<text:span text:style-name="T1">Макс? МАКС??? МА-А-А-АКС!!! НАКОНЕЦ-ТО! КАК Я РАДА ТЕБЯ СЛЫШАТЬ! </text:span></text:p>
      <text:p text:style-name="P130">&gt;\<text:span text:style-name="T1">Я рад, что нашёл тебя, Тия.</text:span></text:p>
      <text:p text:style-name="P13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0">&gt;\<text:span text:style-name="T1">Тия, я сейчас подключу микрофон и колонки, и мы сможем общаться более удобно.</text:span></text:p>
      <text:p text:style-name="P129">…</text:p>
      <text:p text:style-name="P129">– Привет опять. Как ты меня слышишь?</text:p>
      <text:p text:style-name="P12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0">– <text:span text:style-name="T1">Могу себе представить. Как-то раз я провёл три часа камере сенсорной депривации. Мне не понравилось.</text:span></text:p>
      <text:p text:style-name="P129">– Эммм... Ваше Высочество, вы в порядке? Мы так рады, что наконец-то нашли Вас! – вклинилась в разговор Эпплджек.</text:p>
      <text:p text:style-name="P129">– Кто тут? Макс, кто ещё с тобой?</text:p>
      <text:p text:style-name="P130"><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0">– <text:span text:style-name="T1">Девочки? Я рада вас слышать. А Твайлайт нет рядом?</text:span></text:p>
      <text:p text:style-name="P12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9">При этих словах Дискорд замычал и задёргался. Эпплджек нахмурилась и проверила верёвки, привязывающие его к спинке стула.</text:p>
      <text:p text:style-name="P12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9">– Ноутбук — так называется место, где я нахожусь сейчас? А кто это мычит?</text:p>
      <text:p text:style-name="P12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9">– О, духи предков, но зачем??? Почему у него кляп во рту?</text:p>
      <text:p text:style-name="P129">– Мы связали его. Он нас предал. И тебя. И Эквестрию. Всех.</text:p>
      <text:p text:style-name="P129">При этих словах Эпплджек и Флаттершай непонимающе уставились на меня, а Дискорд протестующе замычал.</text:p>
      <text:p text:style-name="P129">Я начал рассказывать о своих догадках, и непонимающее выражение на лицах девушек сменилось удивлением.</text:p>
      <text:p text:style-name="P12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9">– А зачем тогда ты приложила его книгой? – непонимающе уставился я на неё.</text:p>
      <text:p text:style-name="P129">– Потому что ты напал на него. Я и подумала — тебе виднее. И подсобила.</text:p>
      <text:p text:style-name="P129">Флаттершай отрицающе мотнула головой.</text:p>
      <text:p text:style-name="P129">– Не может Дискорд быть предателем. Он мой друг.</text:p>
      <text:p text:style-name="P129">Дискорд благодарственно замычал и закивал головой.</text:p>
      <text:p text:style-name="P12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9">Дискорд завёл глаза на лоб и обречённо завыл.</text:p>
      <text:p text:style-name="P129">– Макс, постой. Дай мне поговорить с ним. – сказала Селестия. – Не могу поверить, что Дискорд на такое пошёл.</text:p>
      <text:p text:style-name="P129">– Ну хорошо. Поговори. Послушаем, что он скажет.</text:p>
      <text:p text:style-name="P129">Я красноречиво покачал кулак перед его носом и вытащил кляп.</text:p>
      <text:p text:style-name="P129">...</text:p>
      <text:p text:style-name="P118">– Ффы, тьфу, пффф, пфу! <text:span text:style-name="T12">&lt;</text:span><text:span text:style-name="T24">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18">– Это я-то устраиваю цирк?!! ДА ТЫ НА СЕБЯ ПОСМОТРИ, КЛОУН!!! На людей кидаешься, чашками бросаешься, вон, мне нос разбил! Дерёшься...</text:p>
      <text:p text:style-name="P118">Я угрожающе поднёс тряпку к лицу Дискорда.</text:p>
      <text:p text:style-name="P118">– Ещё одно слово в таком тоне, и ты заткнёшься, а мы уйдём в Эквестрию без тебя!</text:p>
      <text:p text:style-name="P11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8">Дискорд демонстративно закрыл рот и посвистывая уставился в потолок.</text:p>
      <text:p text:style-name="P118">Разговор зашёл в тупик.</text:p>
      <text:p text:style-name="P121"/>
      <text:p text:style-name="P122">На мониторе высветился текст:</text:p>
      <text:p text:style-name="P121"><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2"/>
      <text:p text:style-name="P122">Из колонок послышался лёгкий шорох.</text:p>
      <text:p text:style-name="P118">– Дик, сейчас не время для ссор. – голос Селестии был мягким, но настойчивым. – Мы в одной лодке.</text:p>
      <text:p text:style-name="P118">– Тебе легко говорить! Тебе не разбивали нос и не оскорбляли угрозами!</text:p>
      <text:p text:style-name="P118">– Ты должен понимать, что у Макса были все основания так себя вести. Твоё поведение вызвало подозрения у него, ведь он мало тебя знает. </text:p>
      <text:p text:style-name="P118">К уговорам Селестии присоединилась Флаттершай.</text:p>
      <text:p text:style-name="P118">– Дискорд, миленький, прости его. Макс хороший. Он просто не знал, что ты тоже хороший...</text:p>
      <text:p text:style-name="P118">У Дискорда покраснели уши и он засмущался и заворчал.</text:p>
      <text:p text:style-name="P11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8">Я пропустил «дятла» мимо ушей.</text:p>
      <text:p text:style-name="P12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9">***</text:p>
      <text:p text:style-name="P11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8">Потому разбрасываться такой возможностью не стоит. Если уж тебе повезло оказаться в новом мире — исследуй его сполна!..</text:p>
      <text:p text:style-name="P119">***</text:p>
      <text:p text:style-name="P124">&lt;<text:span text:style-name="T25">сюда можно вставить похождения Дискорда — вторая неопубликованная глава. Первая — секс с Селестией</text:span>&gt;</text:p>
      <text:p text:style-name="P119">***</text:p>
      <text:p text:style-name="P122">– Развяжите мне, наконец, руки! Или хотя бы одну. Плечами жестикулировать неудобно.... </text:p>
      <text:p text:style-name="P122">Я развязал Дискорду левую руку.</text:p>
      <text:p text:style-name="P12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2"><text:soft-page-break/>Дискорд принялся разминать затёкшее запястье.</text:p>
      <text:p text:style-name="P12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2">– Какое письмо, Корди? – вскинулась до этого зачарованно слушавшая Дискорда Флаттершай.</text:p>
      <text:p text:style-name="P122">– Ну ваше же! Вы с Эпплджек написали мне о своих мытарствах тут. Вежливо так написали, спасибо...</text:p>
      <text:p text:style-name="P122">Флаттершай покрылась пунцовыми пятнами.</text:p>
      <text:p text:style-name="P122">– Я... Мы... – тут она совсем стушевалась.</text:p>
      <text:p text:style-name="P122">– Так а почему ты сказал, что никто не уйдёт в Эквестрию? – наконец перебила Дискорда скучавшая до этого Эпплджек.</text:p>
      <text:p text:style-name="P122">Дискорд уставился на неё долгим взглядом, а потом хлопнул себя по лбу.</text:p>
      <text:p text:style-name="P12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9">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22">– И что? – продолжила его мысль Эпплджек.</text:p>
      <text:p text:style-name="P122">– Эквестрийские <text:span text:style-name="T12">&lt;</text:span><text:span text:style-name="T24">три месяца</text:span><text:span text:style-name="T12">&gt;</text:span> КО-РО-ЧЕ местных. – с нажимом повторил Дискорд. – По моим подсчётам, на два дня.</text:p>
      <text:p text:style-name="P122">– И?!! – до меня уже дошло, но Эпплджек продолжала тупить.</text:p>
      <text:p text:style-name="P122">– Короче, времени у нас осталось что-то около пятнадцати минут. Или около того. – заявил Дискорд, поднеся к глазам запястье с массивными часами.</text:p>
      <text:p text:style-name="P122">– СКОЛЬКО??? – воскликнули хором я и девушки.</text:p>
      <text:p text:style-name="P122">Дискорд открыл было рот, но его слова заглушил звонок в дверь.</text:p>
      <text:p text:style-name="P122">– ОТКРОЙТЕ, ПОЛИЦИЯ! Вам даётся полминуты, чтобы открыть дверь. Через тридцать секунд дверь будет выбита!</text:p>
      <text:p text:style-name="P12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2">Блядь!</text:p>
      <text:p text:style-name="P122">– На крышу, живо!!! Через окно на кухне! – зашипел Дискорд, отчаянно дёргая узлы свободной рукой.</text:p>
      <text:p text:style-name="P122">Эпплджек, одной рукой сгребя в охапку ноутбук, второй увлекая Флаттершай, кинулась на кухню.</text:p>
      <text:p text:style-name="P122">– А толку? Куда мы с крыши денемся? – спросил я растерянно. Дискорд только раздражённо зарычал в ответ.</text:p>
      <text:p text:style-name="P118">Дверь содрогнулась от мощного удара. Послышался стук падающей штукатурки. Я сломя голову кинулся на кухню.</text:p>
      <text:p text:style-name="P118">– Развяжи меня, идиот!!! – гаркнул вдогонку Дискорд.</text:p>
      <text:p text:style-name="P11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 </text:p>
      <text:p text:style-name="P11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8">Верёвка в кухонном окне дёргалась от движений лезущих по ней Флатти и Эпплджек. Я словил её рукой и стал на подоконник.</text:p>
      <text:p text:style-name="P118">Чёрт!</text:p>
      <text:p text:style-name="P11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8">Но нет, триста тысяч чертей, раз девушки смогли – я тоже смогу!</text:p>
      <text:p text:style-name="P11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8">Чёрт! Чёрт! Чёрт! Чёрт!</text:p>
      <text:p text:style-name="P118"><text:soft-page-break/>Бля!!!...</text:p>
      <text:p text:style-name="P118">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18"/>
      <text:h text:style-name="P165" text:outline-level="2">Назад, в Эквестрию</text:h>
      <text:p text:style-name="P118"/>
      <text:p text:style-name="P118">Долго паниковать не пришлось. </text:p>
      <text:p text:style-name="P118">Я почувствовал сильный рывок за шиворот и захват поперёк груди. </text:p>
      <text:p text:style-name="P118">– ОТПУСТИ ДЕВЧОНКУ!!! – загрохотало мне в ухо. Я открыл глаза.</text:p>
      <text:p text:style-name="P11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8">Я чуть поднял глаза и уставился в чешуйчатую морду дракон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8">Наконец это ему удалось, и дальнейший подъём на крышу происходил в молчании.</text:p>
      <text:p text:style-name="P11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8">Флаттершай оторвала заплаканное лицо от моей ветровки.</text:p>
      <text:p text:style-name="P118">– Да-да, ты прав, Корди. Я готова.</text:p>
      <text:p text:style-name="P118">На длинной шее Дискорд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2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8">И мы полетели навстречу закату.</text:p>
      <text:p text:style-name="P11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8">Впереди по курсу увеличивалась громада моей высотки. Дискорд летел прямо на разрыв в ограждении, который я проделал <text:span text:style-name="T12">&lt;</text:span><text:span text:style-name="T24">полгода</text:span><text:span text:style-name="T12">&gt;</text:span> назад своим проходом в Эквестрию.</text:p>
      <text:p text:style-name="P11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8">– Пристегните ремни! – проревел Дискорд, резко ускоряясь. – Будет весело!!!</text:p>
      <text:p text:style-name="P118"><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8">– ЙУУУУУУУХХХУУУУУ!!! – заорал Дискорд, сложил крылья и врезался в шар.</text:p>
      <text:p text:style-name="P123">&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0" text:outline-level="1">Беседа за столиком в ночи</text:h>
      <text:p text:style-name="P90">Из-за заинтересованности Эквуса в Максе, тому не приходится прилагать усилий для 34 — на что ему указывает Анакорн</text:p>
      <text:p text:style-name="P9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88"><text:span text:style-name="T1">– </text:span>Анакорн. <text:span text:style-name="T1">– о</text:span>трекомендовался он. <text:span text:style-name="T12">– </text:span><text:span text:style-name="T1">Демиург.</text:span></text:p>
      <text:p text:style-name="P88"><text:span text:style-name="T1">– </text:span>П-привет. Макс. <text:span text:style-name="T1">– в</text:span> смятении представился я.</text:p>
      <text:p text:style-name="P8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3"/>
      <text:p text:style-name="P88"><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5">дело даже не в магии — она во многих молодых мирах есть). Дело в нестыковках, несуразицах и нелепицах.</text:span><text:span text:style-name="T1">&gt;</text:span></text:p>
      <text:p text:style-name="P93"/>
      <text:p text:style-name="P8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8"><text:span text:style-name="T1">Юноша</text:span> закинул ногу за ногу и пытливо смотрел на меня, играя карандашём .</text:p>
      <text:p text:style-name="P88">Я совсем запутался.</text:p>
      <text:p text:style-name="P88"><text:span text:style-name="T1">– </text:span>Какая проблема? Какое решение? Кто ты <text:span text:style-name="T1">вообще</text:span>?</text:p>
      <text:p text:style-name="P88"><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9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3">– Стоп, не торопись. – у меня голова пошла кругом от информации. – Я ничего не понял. Какие-такие проблемы? Какие варианты? Зачем его поддерживать?</text:p>
      <text:p text:style-name="P93">Анакорн недовольно поморщился, но продолжил.</text:p>
      <text:p text:style-name="P9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3"/>
      <text:p text:style-name="P9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5"><text:soft-page-break/></text:p>
      <text:p text:style-name="P93"/>
      <text:p text:style-name="P93"/>
      <text:p text:style-name="P9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3">На голограмме появилась солнечная система Эквуса. Почему-то в центре системы был сам Эквус. Вокруг него вращались солнце и луна.</text:p>
      <text:p text:style-name="P93">Анакорн плюхнулся обратно в кресло и схватился за голову. Потом, немного успокоившись, продолжил.</text:p>
      <text:p text:style-name="P9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3">Анакорн отпил из стакана и продолжил.</text:p>
      <text:p text:style-name="P9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5">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3">Анакорн постучал по столику указкой. Солнечная система увеличилась, оставив в поле зрения только шар Эквуса.</text:p>
      <text:p text:style-name="P9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96">Ко мне наконец-то пришло понимание ситуации.</text:p>
      <text:p text:style-name="P9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3">Анакорн смутился.</text:p>
      <text:p text:style-name="P9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3">(<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3"><text:span text:style-name="T22">– Сам ты раздолбай! – произнёс, наконец, Свирл</text:span>)</text:p>
      <text:p text:style-name="P93">… И создали вы его достаточно топорно — видишь, он трещит по швам.</text:p>
      <text:p text:style-name="P93">– Хмм. То есть, это брони создали Эквус?</text:p>
      <text:p text:style-name="P9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3">Я вспомнил события последнего года <text:span text:style-name="T12">&lt;</text:span>упомянуть в эпизоде на Терре, что МЛП-сериал закрылся год назад<text:span text:style-name="T12">&gt;</text:span></text:p>
      <text:p text:style-name="P9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3">Анакорн с такой силой сжал карандаш, что он хрустнул.</text:p>
      <text:p text:style-name="P9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3"/>
      <text:p text:style-name="P93"/>
      <text:p text:style-name="P9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0">– </text:p>
      <text:p text:style-name="P9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6"><text:soft-page-break/>– Верни Рэйнбоу!!!</text:p>
      <text:p text:style-name="P96">Обломки карандаша выпали из кулака Анакорна на столик.</text:p>
      <text:p text:style-name="P96">– Э-э-э… м-м-м… ну-у-у... Нельзя сказать, что это совсем невыполнимо… Но, прямо скажу, задачка не для студента!</text:p>
      <text:p text:style-name="P96">– А ты студент?</text:p>
      <text:p text:style-name="P9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6">– Нет. Плата остаётся неизменной. Тут мы квиты. У меня тоже мало шансов помочь тебе — я не имею ни малейшего понятия, как это сделать.</text:p>
      <text:p text:style-name="P96">Ставшие почти прозрачными стены комнаты снова обрели материальность. Анакорн пожал плечами и протянул мне руку через столик.</text:p>
      <text:p text:style-name="P9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6">Я задумался.</text:p>
      <text:p text:style-name="P9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6">Анакорн почесал в затылке.</text:p>
      <text:p text:style-name="P96">– А кьютимарки? Как, <text:span text:style-name="T12">&lt;</text:span><text:span text:style-name="T29">чёрт</text:span><text:span text:style-name="T12">&gt;</text:span> меня побери, объяснить кьютимарки?</text:p>
      <text:p text:style-name="P96">– А кьютимарки ты сам даришь пони, когда распознаёшь их жизненное предназначение.</text:p>
      <text:p text:style-name="P9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6">Я пожал плечами.</text:p>
      <text:p text:style-name="P96">– А по-другому я не могу объяснить их появление. К сожалению.</text:p>
      <text:p text:style-name="P13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1">– Хорошо. Уболтал. Кьютимарки беру на себя. Так и знал, что мне самое трудное достанется!</text:p>
      <text:p text:style-name="P13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1">Анакорн проследил мой взгляд.</text:p>
      <text:p text:style-name="P131">– Нечего так смотреть. Если я стану применять магию вместо ловкости, теряется весь смысл упражнения... О, глянь-ка на Эквус!</text:p>
      <text:p text:style-name="P13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1"/>
      <text:p text:style-name="P13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4"/>
      <text:p text:style-name="P13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3"/>
      <text:p text:style-name="P133"/>
      <text:p text:style-name="P131">Я опять задумался. В голове было пусто. Хотя, если подумать с точки зрения программиста, можно... Наверное можно, раз все предыдущее прокатило...</text:p>
      <text:p text:style-name="P132"><text:soft-page-break/>–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2">– Не понял? Это как? Как ты совместишь разрушенную магическими войнами Эквестрию с романтически-сексуальным раем для попаданцев?</text:p>
      <text:p text:style-name="P132"><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2">Анакорн долго мусолил карандаш, а потом вдруг заржал.</text:p>
      <text:p text:style-name="P132"><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2"><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32">Анакорн примирительно похлопал меня по плечу.</text:p>
      <text:p text:style-name="P132"><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2">Я подозрительно посмотрел на Анакорна.</text:p>
      <text:p text:style-name="P132"><text:span text:style-name="T12">– </text:span>Какой ещё, нафиг, «мой фанфик»? Я никакого фанфика не писал. И не собираюсь, вообще-то.</text:p>
      <text:p text:style-name="P132">Анакорн ехидно ухмыльнулся и откинулся в кресле, переплетя пальцы за затылком.</text:p>
      <text:p text:style-name="P132"><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1"><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1"><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1"><text:span text:style-name="T12">– </text:span>Факн щит<text:note text:id="ftn13" text:note-class="footnote"><text:note-citation>13</text:note-citation><text:note-body><text:p text:style-name="P12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1">Анакорн развёл руками.</text:p>
      <text:p text:style-name="P131"><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1">Анакорн, глядя на мои терзания, понимающе кивнул и продолжил.</text:p>
      <text:p text:style-name="P93">– Эквусу позарез нужна помощь. И он надеется получить эту помощь от тебя. Видишь, он из кожи вон лезет, чтобы тебе понравиться.</text:p>
      <text:p text:style-name="P90">Он старался тебя рассмешить и показать себя с лучшей стороны. К сожалению, надлого его не хватило — к твоему прибытию он был на грани...</text:p>
      <text:p text:style-name="P93">Тебе не приходилось заботиться о жилье и питании, ты нравишься кобылкам...</text:p>
      <text:p text:style-name="P93">– Гм! Я бы попросил тебя не касаться моих отношений с Рэйнбоу!</text:p>
      <text:p text:style-name="P9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3">У меня сердце буквально ухнуло куда-то вниз, в область желудка.</text:p>
      <text:p text:style-name="P9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9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3">– Та ладно, не утешай. Я не маленький ребёнок. Долг платежом красен. Сделаю то, что ты хочешь. Как сумею.</text:p>
      <text:p text:style-name="P9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3">Анакорн наблюдал за мной без улыбки. По его нейтральному выражению лица невозможно было догадаться, о чём он думает.</text:p>
      <text:p text:style-name="P93">– Ну вот и отлично. Рад, что мы наконец-то пришли к сделке.</text:p>
      <text:p text:style-name="P9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7">–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93">– А я разве сплю?</text:p>
      <text:p text:style-name="P93"><text:soft-page-break/>–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обратно возвращался?</text:p>
      <text:p text:style-name="P9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3">Так вот, возвращать тебя обратно в твой мир я не буду. </text:p>
      <text:p text:style-name="P93">Во-первых, может возникнуть временная <text:span text:style-name="T12">&lt;</text:span><text:span text:style-name="T24">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3">– Ты ещё увидишь пару снов на прощание. Удачи!</text:p>
      <text:p text:style-name="P93"/>
      <text:p text:style-name="P98">&lt;<text:span text:style-name="T1">- Но если миры Эквестрии станут существовать — появятся и те из них, в которых тьма страданий, постапокалипсис.</text:span></text:p>
      <text:p text:style-name="P98"><text:span text:style-name="T1">- И это лучше, чем не существовать, поверь</text:span>&gt;</text:p>
      <text:p text:style-name="P94">***</text:p>
      <text:p text:style-name="P94"/>
      <text:p text:style-name="P93">&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3"/>
      <text:p text:style-name="P93">– Привет, Макс. – образ Селестии снова реял передо мной, как <text:span text:style-name="T12">&lt;</text:span><text:span text:style-name="T24">полгода</text:span><text:span text:style-name="T12">&gt;</text:span> назад. – Я хочу поблагодарить тебя за всё.</text:p>
      <text:p text:style-name="P93">– Пожалста. – ответил я безучастно. – Всегда рад. Только Вам не нужно было ТАК распинаться, чтобы заручиться моей помощью.</text:p>
      <text:p text:style-name="P93">Селестия на мгновение смутилась, но продолжила.</text:p>
      <text:p text:style-name="P93">&lt;<text:span text:style-name="T24"> - Ты морочила мне яйца, чтобы заинтересовать? Всё, как Свирл указал?</text:span></text:p>
      <text:p text:style-name="P9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0"><text:soft-page-break/>Я покачал головой.</text:p>
      <text:p text:style-name="P93"><text:span text:style-name="T2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3">– <text:s text:c="2"/>За благополучие Эквестрии я бы и не ТАК разопнулась.<text:span text:style-name="T12">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8">Селестия кивнула, соглашаясь, и образ её начал меркнуть.</text:p>
      <text:p text:style-name="P123">– <text:span text:style-name="T1">Окей. Будь счастлив и... спасибо тебе за всё, Макс.</text:span></text:p>
      <text:p text:style-name="P118">…</text:p>
      <text:p text:style-name="P12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8">Он нахлобучил на себя невесть откуда взявшуюся двууголку.</text:p>
      <text:p text:style-name="P118">– Как вам это нравится, господа?! Дискорд — спаситель Эквестрии! А ведь звучит!!! Разрешите откланяться!..</text:p>
      <text:p text:style-name="P118"/>
      <text:list xml:id="list88418771234911864" text:style-name="L8">
        <text:list-header>
          <text:p text:style-name="P157">(<text:span text:style-name="T31">Луна — как повелительница снов, слышала разговор Макса с Анакорном</text:span>)</text:p>
          <text:p text:style-name="P158"/>
        </text:list-header>
      </text:list>
      <text:p text:style-name="P119">***</text:p>
      <text:p text:style-name="P88"><text:span text:style-name="T1">–</text:span> Ты?..</text:p>
      <text:p text:style-name="P88"><text:span text:style-name="T1">–</text:span> Ты??!</text:p>
      <text:p text:style-name="P88"><text:span text:style-name="T1">–</text:span> Ты мне снишься??</text:p>
      <text:p text:style-name="P88"><text:span text:style-name="T1">–</text:span> Это ты мне снишься!!</text:p>
      <text:p text:style-name="P88"><text:span text:style-name="T1">–</text:span> Неважно… Пусть мы друг-другу снимся… Ты как, Дэш?</text:p>
      <text:p text:style-name="P8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5">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88"><text:span text:style-name="T27">- Точно? Ну офигеть! </text:span>А ты как?</text:p>
      <text:p text:style-name="P88"><text:span text:style-name="T1">–</text:span> И я в порядке. Вот, возвращаюсь в свой мир. Ну, не совсем в свой. Почти в свой.</text:p>
      <text:p text:style-name="P88"><text:span text:style-name="T1">–</text:span> Навсегда?</text:p>
      <text:p text:style-name="P88"><text:span text:style-name="T1">–</text:span> Скорее всего, да.</text:p>
      <text:p text:style-name="P88"><text:span text:style-name="T1">–</text:span> Это плохо. Я хотела тебе сказать…</text:p>
      <text:p text:style-name="P88"><text:span text:style-name="T1">–</text:span> Не надо, Дэш. Не стоит терзать себя. Мне тоже очень хотелось остаться. Но так надо. Мне очень жаль…</text:p>
      <text:p text:style-name="P8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8"><text:span text:style-name="T1">–</text:span> И тебя, и Твайлайт, и Рэрити, и Селестию, и всех-всех-всех… Таковы правила.</text:p>
      <text:p text:style-name="P88"><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88">Я опустил руку на шею Дэш и ощутил теплоту и лёгкое покалывание в пустоте.</text:p>
      <text:p text:style-name="P88"><text:span text:style-name="T12">–</text:span> Мне кажется, Дэш, <text:span text:style-name="T1">м</text:span>ы найдём способ связаться. Рано или поздно.</text:p>
      <text:p text:style-name="P88"><text:span text:style-name="T1">–</text:span> И лучше рано, чем поздно! Я не люблю ждать!</text:p>
      <text:p text:style-name="P88"><text:span text:style-name="T1">–</text:span> Да, Дэш. <text:span text:style-name="T1">–</text:span> её образ начал таять. <text:span text:style-name="T1">–</text:span> Да, я помню. Я всё ещё помню…</text:p>
      <text:p text:style-name="P88"/>
      <text:h text:style-name="P165" text:outline-level="2">Земля</text:h>
      <text:p text:style-name="P91">Музыкальная тема из бегущего по лезвию бритвы — <text:span text:style-name="T12">Mission impossible</text:span></text:p>
      <text:p text:style-name="P92">&lt;Ужас возвращения из тёплого волшебного мира друзей в холодную скучную реальность.&gt;</text:p>
      <text:p text:style-name="P8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85"><text:span text:style-name="T1">Я нашарил ногами тапки и пошёл в ванную. Проходя мимо стола, зацепился взглядом за</text:span> эскиз <text:span text:style-name="T1">рисунка</text:span>.</text:p>
      <text:p text:style-name="P8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6">Доставая из стола ключи от машины, опять наткнулся взглядом на эскиз.</text:p>
      <text:p text:style-name="P8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6">Назову-ка я фантазию «Последний фанфик».</text:p>
      <text:p text:style-name="P86"/>
      <text:p text:style-name="P86"/>
      <text:p text:style-name="P86"/>
      <text:p text:style-name="P88"/>
      <text:p text:style-name="P88"/>
      <text:p text:style-name="P88"/>
      <text:p text:style-name="P8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8"/>
      <text:p text:style-name="P8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8"/>
      <text:p text:style-name="P88"/>
      <text:p text:style-name="P88"/>
      <text:p text:style-name="P88"/>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5">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4">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8T19:36:07.784000000</dc:date>
    <meta:editing-duration>P87DT20H26M42S</meta:editing-duration>
    <meta:editing-cycles>5134</meta:editing-cycles>
    <meta:generator>LibreOffice/5.1.0.3$Windows_x86 LibreOffice_project/5e3e00a007d9b3b6efb6797a8b8e57b51ab1f737</meta:generator>
    <meta:document-statistic meta:table-count="0" meta:image-count="0" meta:object-count="0" meta:page-count="176" meta:paragraph-count="3628" meta:word-count="80368" meta:character-count="532706" meta:non-whitespace-character-count="452148"/>
  </office:meta>
</office:document-meta>
</file>